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Tahoma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5.286cm" table:align="left"/>
    </style:style>
    <style:style style:name="表格1.A" style:family="table-column">
      <style:table-column-properties style:column-width="15.286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5.438cm" table:align="left"/>
    </style:style>
    <style:style style:name="表格4.A" style:family="table-column">
      <style:table-column-properties style:column-width="7.692cm"/>
    </style:style>
    <style:style style:name="表格4.B" style:family="table-column">
      <style:table-column-properties style:column-width="7.745cm"/>
    </style:style>
    <style:style style:name="表格4.A1" style:family="table-cell">
      <style:table-cell-properties fo:padding-left="0.191cm" fo:padding-right="0.191cm" fo:padding-top="0.049cm" fo:padding-bottom="0.049cm" fo:border="1pt solid #000000"/>
    </style:style>
    <style:style style:name="表格4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4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22pt" fo:font-weight="bold" officeooo:rsid="001c4d7b" officeooo:paragraph-rsid="001c4d7b" style:font-size-asian="22pt" style:language-asian="zh" style:country-asian="CN" style:font-weight-asian="bold" style:font-size-complex="22pt" style:font-weight-complex="bold"/>
    </style:style>
    <style:style style:name="P3" style:family="paragraph" style:parent-style-name="Standard">
      <style:text-properties fo:font-size="16pt" fo:font-weight="normal" officeooo:rsid="0024517c" officeooo:paragraph-rsid="0024517c" style:font-size-asian="16pt" style:language-asian="zh" style:country-asian="CN" style:font-weight-asian="normal" style:font-size-complex="16pt" style:font-weight-complex="normal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>
      <style:text-properties fo:font-size="22pt" style:font-size-asian="22pt" style:font-size-complex="22pt"/>
    </style:style>
    <style:style style:name="P6" style:family="paragraph" style:parent-style-name="Text_20_body">
      <style:text-properties fo:font-size="22pt" fo:font-weight="bold" officeooo:rsid="001c4d7b" officeooo:paragraph-rsid="001c4d7b" style:font-size-asian="22pt" style:language-asian="zh" style:country-asian="CN" style:font-weight-asian="bold" style:font-size-complex="22pt" style:font-weight-complex="bold"/>
    </style:style>
    <style:style style:name="P7" style:family="paragraph" style:parent-style-name="Text_20_body">
      <style:text-properties fo:font-size="18.25pt" style:font-name-asian="微软雅黑" style:font-size-asian="11pt" style:font-size-complex="18.25pt"/>
    </style:style>
    <style:style style:name="P8" style:family="paragraph" style:parent-style-name="Text_20_body">
      <style:text-properties fo:color="#ff0000" fo:font-size="16pt" style:font-size-asian="16pt" style:font-size-complex="16pt"/>
    </style:style>
    <style:style style:name="P9" style:family="paragraph" style:parent-style-name="Text_20_body">
      <style:paragraph-properties fo:margin-top="0cm" fo:margin-bottom="0cm" loext:contextual-spacing="false"/>
      <style:text-properties fo:font-size="16pt" style:font-size-asian="16pt" style:font-size-complex="16pt"/>
    </style:style>
    <style:style style:name="P10" style:family="paragraph" style:parent-style-name="Text_20_body">
      <style:paragraph-properties fo:margin-top="0cm" fo:margin-bottom="0cm" loext:contextual-spacing="false"/>
      <style:text-properties fo:color="#000000" style:font-name="Consolas" fo:font-size="16pt" style:font-size-asian="16pt" style:font-size-complex="16pt"/>
    </style:style>
    <style:style style:name="P11" style:family="paragraph" style:parent-style-name="Table_20_Contents">
      <style:paragraph-properties fo:margin-top="0cm" fo:margin-bottom="0cm" loext:contextual-spacing="false"/>
      <style:text-properties fo:font-size="15pt" style:font-size-asian="15pt" style:font-size-complex="15pt"/>
    </style:style>
    <style:style style:name="P12" style:family="paragraph" style:parent-style-name="Table_20_Contents">
      <style:paragraph-properties fo:margin-top="0cm" fo:margin-bottom="0cm" loext:contextual-spacing="false"/>
      <style:text-properties fo:color="#008080" style:font-name="Consolas" fo:font-size="12pt"/>
    </style:style>
    <style:style style:name="P13" style:family="paragraph" style:parent-style-name="Table_20_Contents">
      <style:paragraph-properties fo:margin-top="0cm" fo:margin-bottom="0cm" loext:contextual-spacing="false"/>
      <style:text-properties fo:color="#000000" style:font-name="Consolas" fo:font-size="12pt"/>
    </style:style>
    <style:style style:name="P14" style:family="paragraph" style:parent-style-name="Text_20_body">
      <style:paragraph-properties fo:margin-left="0.635cm" fo:margin-right="0cm" fo:text-indent="0cm" style:auto-text-indent="false"/>
      <style:text-properties fo:font-size="16pt" style:font-size-asian="16pt" style:font-size-complex="16pt"/>
    </style:style>
    <style:style style:name="P15" style:family="paragraph" style:parent-style-name="Heading_20_1">
      <style:text-properties fo:font-size="18.25pt" style:font-size-asian="16pt" style:font-size-complex="18.25pt"/>
    </style:style>
    <style:style style:name="P16" style:family="paragraph" style:parent-style-name="Table_20_Contents">
      <style:text-properties fo:font-size="18.25pt" officeooo:rsid="001b27b7" officeooo:paragraph-rsid="001b27b7" style:font-size-asian="16pt" style:font-size-complex="18.25pt"/>
    </style:style>
    <style:style style:name="P17" style:family="paragraph" style:parent-style-name="Table_20_Contents">
      <style:text-properties fo:font-size="22pt" officeooo:rsid="0026c2b2" officeooo:paragraph-rsid="0026c2b2" style:font-size-asian="22pt" style:font-size-complex="22pt"/>
    </style:style>
    <style:style style:name="P18" style:family="paragraph" style:parent-style-name="Table_20_Contents">
      <style:text-properties fo:font-size="22pt" officeooo:rsid="0027503f" officeooo:paragraph-rsid="0027503f" style:font-size-asian="22pt" style:language-asian="zh" style:country-asian="CN" style:font-size-complex="22pt"/>
    </style:style>
    <style:style style:name="P19" style:family="paragraph" style:parent-style-name="Table_20_Contents">
      <style:paragraph-properties fo:margin-top="0cm" fo:margin-bottom="0.499cm" loext:contextual-spacing="false"/>
      <style:text-properties fo:font-weight="bold"/>
    </style:style>
    <style:style style:name="P20" style:family="paragraph" style:parent-style-name="Table_20_Contents">
      <style:paragraph-properties fo:margin-top="0cm" fo:margin-bottom="0.499cm" loext:contextual-spacing="false"/>
      <style:text-properties fo:color="#262626" style:font-size-asian="16pt" style:font-weight-asian="normal"/>
    </style:style>
    <style:style style:name="P21" style:family="paragraph" style:parent-style-name="Table_20_Contents">
      <style:paragraph-properties fo:margin-top="0cm" fo:margin-bottom="0.499cm" loext:contextual-spacing="false"/>
      <style:text-properties fo:color="#262626" officeooo:paragraph-rsid="0021213a" style:font-size-asian="16pt" style:font-weight-asian="normal"/>
    </style:style>
    <style:style style:name="P22" style:family="paragraph" style:parent-style-name="Table_20_Contents">
      <style:paragraph-properties fo:margin-top="0cm" fo:margin-bottom="0.499cm" loext:contextual-spacing="false"/>
      <style:text-properties fo:color="#262626" fo:font-size="16pt" fo:font-weight="bold"/>
    </style:style>
    <style:style style:name="P23" style:family="paragraph" style:parent-style-name="Table_20_Contents">
      <style:paragraph-properties fo:margin-top="0cm" fo:margin-bottom="0.499cm" loext:contextual-spacing="false"/>
      <style:text-properties fo:color="#262626" officeooo:paragraph-rsid="0021213a"/>
    </style:style>
    <style:style style:name="P24" style:family="paragraph" style:parent-style-name="Heading_20_2">
      <style:text-properties fo:font-size="22pt" fo:font-weight="bold" officeooo:rsid="001c4d7b" officeooo:paragraph-rsid="001c4d7b" style:font-size-asian="22pt" style:language-asian="zh" style:country-asian="CN" style:font-weight-asian="bold" style:font-size-complex="22pt" style:font-weight-complex="bold"/>
    </style:style>
    <style:style style:name="T1" style:family="text">
      <style:text-properties style:font-name="Tahoma"/>
    </style:style>
    <style:style style:name="T2" style:family="text">
      <style:text-properties style:font-name="Tahoma" fo:font-size="22pt" fo:font-weight="bold"/>
    </style:style>
    <style:style style:name="T3" style:family="text">
      <style:text-properties style:font-name="Tahoma" fo:font-size="22pt" fo:font-weight="bold" officeooo:rsid="001aea74" style:language-asian="zh" style:country-asian="CN"/>
    </style:style>
    <style:style style:name="T4" style:family="text">
      <style:text-properties style:font-name="Tahoma" style:text-underline-style="solid" style:text-underline-width="auto" style:text-underline-color="font-color"/>
    </style:style>
    <style:style style:name="T5" style:family="text">
      <style:text-properties style:font-name-asian="微软雅黑"/>
    </style:style>
    <style:style style:name="T6" style:family="text">
      <style:text-properties style:font-name-asian="微软雅黑" style:font-size-asian="22pt" style:font-weight-asian="bold"/>
    </style:style>
    <style:style style:name="T7" style:family="text">
      <style:text-properties style:font-name-asian="微软雅黑" style:font-weight-asian="bold"/>
    </style:style>
    <style:style style:name="T8" style:family="text">
      <style:text-properties fo:color="#000000" style:font-name="Consolas"/>
    </style:style>
    <style:style style:name="T9" style:family="text">
      <style:text-properties fo:color="#000000" style:font-name="Consolas" fo:font-weight="bold"/>
    </style:style>
    <style:style style:name="T10" style:family="text">
      <style:text-properties fo:color="#000000" style:font-name="Consolas" fo:font-size="16pt" style:font-size-asian="16pt" style:font-size-complex="16pt"/>
    </style:style>
    <style:style style:name="T11" style:family="text">
      <style:text-properties fo:color="#000000" style:font-name="Consolas" fo:font-size="16pt" officeooo:rsid="0019a75a" style:font-size-asian="16pt" style:language-asian="zh" style:country-asian="CN" style:font-size-complex="16pt"/>
    </style:style>
    <style:style style:name="T12" style:family="text">
      <style:text-properties fo:color="#2a00ff" style:font-name="Consolas"/>
    </style:style>
    <style:style style:name="T13" style:family="text">
      <style:text-properties fo:color="#7f0055" style:font-name="Consolas" fo:font-weight="bold"/>
    </style:style>
    <style:style style:name="T14" style:family="text">
      <style:text-properties fo:color="#7f0055" style:font-name="Consolas" fo:font-weight="bold" officeooo:rsid="0018689e" style:language-asian="zh" style:country-asian="CN"/>
    </style:style>
    <style:style style:name="T15" style:family="text">
      <style:text-properties fo:color="#7f0055" style:font-name="Consolas" fo:font-weight="bold" officeooo:rsid="0019a75a" style:language-asian="zh" style:country-asian="CN"/>
    </style:style>
    <style:style style:name="T16" style:family="text">
      <style:text-properties fo:color="#3f7f5f" style:font-name="Consolas"/>
    </style:style>
    <style:style style:name="T17" style:family="text">
      <style:text-properties fo:color="#3f7f5f" style:font-name-asian="Consolas"/>
    </style:style>
    <style:style style:name="T18" style:family="text">
      <style:text-properties officeooo:rsid="0021213a" style:language-asian="zh" style:country-asian="CN"/>
    </style:style>
    <style:style style:name="T19" style:family="text">
      <style:text-properties officeooo:rsid="00219338" style:language-asian="zh" style:country-asian="CN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fo:font-weight="normal"/>
    </style:style>
    <style:style style:name="T22" style:family="text">
      <style:text-properties officeooo:rsid="001d383e"/>
    </style:style>
    <style:style style:name="T23" style:family="text">
      <style:text-properties officeooo:rsid="001ea0d0"/>
    </style:style>
    <style:style style:name="T24" style:family="text">
      <style:text-properties officeooo:rsid="001efe1b"/>
    </style:style>
    <style:style style:name="T25" style:family="text">
      <style:text-properties style:font-name="Calibri" fo:font-size="16pt" fo:font-weight="normal"/>
    </style:style>
    <style:style style:name="T26" style:family="text">
      <style:text-properties style:font-name-asian="宋体1"/>
    </style:style>
    <style:style style:name="T27" style:family="text">
      <style:text-properties style:font-name-asian="宋体1" style:font-size-asian="16pt" style:font-weight-asian="normal"/>
    </style:style>
    <style:style style:name="T28" style:family="text">
      <style:text-properties officeooo:rsid="0021213a" style:font-name-asian="宋体1" style:font-size-asian="16pt" style:language-asian="zh" style:country-asian="CN" style:font-weight-asian="normal"/>
    </style:style>
    <style:style style:name="T29" style:family="text">
      <style:text-properties style:font-size-asian="16pt" style:font-weight-asian="normal"/>
    </style:style>
    <style:style style:name="T30" style:family="text">
      <style:text-properties style:font-name="Cambria"/>
    </style:style>
    <style:style style:name="T31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2">1.</text:span><text:span text:style-name="T6">正则表达式概述</text:span></text:h>
      <text:p text:style-name="P4"><text:span text:style-name="T7">正则表达式</text:span><text:span text:style-name="T5">，又称</text:span><text:span text:style-name="T7">正规表示法</text:span><text:span text:style-name="T5">、</text:span><text:span text:style-name="T7">常规表示法</text:span><text:span text:style-name="T5">（英语：</text:span><text:span text:style-name="T1">Regular Expression</text:span><text:span text:style-name="T5">，在代码中常简写为</text:span><text:span text:style-name="T1">regex</text:span><text:span text:style-name="T5">、</text:span><text:span text:style-name="T1">regexp</text:span><text:span text:style-name="T5">或</text:span><text:span text:style-name="T1">RE</text:span><text:span text:style-name="T5">），计算机科学的一个概念。正则表达式使用单个字符串来描述、匹配一系列符合某个句法规则的字符串。主要应用在前段技术。</text:span></text:p>
      <text:h text:style-name="P15" text:outline-level="1"><text:span text:style-name="T2">1.</text:span><text:span text:style-name="T6">正则的定义语法</text:span></text:h>
      <text:p text:style-name="P5"><text:span text:style-name="T5">在</text:span>JavaScript<text:span text:style-name="T5">中定义一个正则表达式使用：</text:span></text:p>
      <text:p text:style-name="P5"><text:span text:style-name="T5">第一种：</text:span>var <text:s/>reg = /^…..$/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2"/>
            <text:p text:style-name="P11"><text:span text:style-name="T14">f</text:span><text:span text:style-name="T13">unction</text:span><text:span text:style-name="T9"> </text:span><text:span text:style-name="T8">valid(){</text:span></text:p>
            <text:p text:style-name="P11"><text:span text:style-name="T8"><text:tab/></text:span><text:span text:style-name="T16">//</text:span><text:span text:style-name="T17">定义一个正则表达式</text:span></text:p>
            <text:p text:style-name="P11"><text:span text:style-name="T8"><text:tab/></text:span><text:span text:style-name="T13">var</text:span><text:span text:style-name="T9"> </text:span><text:span text:style-name="T8">reg = /^[a]$/;</text:span></text:p>
            <text:p text:style-name="P11"><text:span text:style-name="T8"><text:tab/>alert(</text:span><text:span text:style-name="T13">typeof</text:span><text:span text:style-name="T9"> </text:span><text:span text:style-name="T8">reg);</text:span></text:p>
            <text:p text:style-name="P13">}</text:p>
          </table:table-cell>
        </table:table-row>
      </table:table>
      <text:p text:style-name="P7"><text:span text:style-name="T20">第二种:</text:span><text:span text:style-name="T10"> </text:span><text:span text:style-name="T11">var reg=new RegExp('^[a]$');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4"><text:span text:style-name="T15">f</text:span><text:span text:style-name="T13">unction</text:span><text:span text:style-name="T9"> </text:span><text:span text:style-name="T8">valid(){</text:span></text:p>
            <text:p text:style-name="P9"><text:span text:style-name="T8"><text:tab/></text:span><text:span text:style-name="T16">//</text:span><text:span text:style-name="T17">定义一个正则表达式</text:span></text:p>
            <text:p text:style-name="P9"><text:span text:style-name="T8"><text:tab/></text:span><text:span text:style-name="T16">//var reg = /^[a]$/;</text:span></text:p>
            <text:p text:style-name="P9"><text:span text:style-name="T8"><text:tab/></text:span><text:span text:style-name="T16">//</text:span><text:span text:style-name="T17">定义一个正则表达式</text:span></text:p>
            <text:p text:style-name="P9"><text:span text:style-name="T8"><text:tab/></text:span><text:span text:style-name="T13">var</text:span><text:span text:style-name="T9"> </text:span><text:span text:style-name="T8">reg = </text:span><text:span text:style-name="T13">new</text:span><text:span text:style-name="T9"> </text:span><text:span text:style-name="T8">RegExp(</text:span><text:span text:style-name="T12">'^[a]$'</text:span><text:span text:style-name="T8">);</text:span></text:p>
            <text:p text:style-name="P9"><text:span text:style-name="T8"><text:tab/>alert(</text:span><text:span text:style-name="T13">typeof</text:span><text:span text:style-name="T9"> </text:span><text:span text:style-name="T8">reg);</text:span></text:p>
            <text:p text:style-name="P10">}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5" text:outline-level="1"><text:soft-page-break/><text:span text:style-name="T3">2</text:span><text:span text:style-name="T2">.</text:span><text:span text:style-name="T6">正则表达式的使用</text:span></text:h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6">function valid() {</text:p>
            <text:p text:style-name="P16"><text:tab/> //定义一个正则表达式</text:p>
            <text:p text:style-name="P16"><text:tab/> var reg=/^[a]$/;</text:p>
            <text:p text:style-name="P16"><text:tab/> var user=document.getElementById("username").value;</text:p>
            <text:p text:style-name="P16"><text:tab/>//学习正则表达只学test方法</text:p>
            <text:p text:style-name="P16"><text:tab/> if(reg<text:span text:style-name="T31">.test</text:span>(user)){</text:p>
            <text:p text:style-name="P16"><text:tab/><text:tab/> alert("符合");</text:p>
            <text:p text:style-name="P16"><text:tab/> }else{</text:p>
            <text:p text:style-name="P16"><text:tab/><text:tab/> alert("不符合");</text:p>
            <text:p text:style-name="P16"><text:tab/> }</text:p>
            <text:p text:style-name="P16"><text:tab/></text:p>
            <text:p text:style-name="P16">}</text:p>
          </table:table-cell>
        </table:table-row>
      </table:table>
      <text:p text:style-name="P1"/>
      <text:p text:style-name="P1"/>
      <text:p text:style-name="P2">字符类匹配</text:p>
      <text:p text:style-name="P2">[abc] <text:span text:style-name="T22">符合</text:span>a、b 或 c<text:span text:style-name="T22">中的一个</text:span></text:p>
      <text:p text:style-name="P2">[^abc] 任何字符，除了 a、b 或 c ,单个字符</text:p>
      <text:p text:style-name="P2">[a-zA-Z] a 到 z 或 A 到 Z，两头的字母包括在内 <text:span text:style-name="T23">一位</text:span></text:p>
      <text:p text:style-name="P2">[0-9] 0-9之间的任意<text:span text:style-name="T24">一位</text:span>字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text:span text:style-name="T26">元字符匹配</text:span>:</text:p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9">.</text:p>
          </table:table-cell>
          <table:table-cell table:style-name="表格4.B1" office:value-type="string">
            <text:p text:style-name="P20">可以匹配任何字符<text:bookmark-start text:name="__DdeLink__2_2020929029"/><text:span text:style-name="T18">(一位字符)</text:span><text:bookmark-end text:name="__DdeLink__2_2020929029"/></text:p>
          </table:table-cell>
        </table:table-row>
        <table:table-row>
          <table:table-cell table:style-name="表格4.A2" office:value-type="string">
            <text:p text:style-name="P22">\d</text:p>
          </table:table-cell>
          <table:table-cell table:style-name="表格4.B2" office:value-type="string">
            <text:p text:style-name="P23"><text:span text:style-name="T29">匹配</text:span><text:span text:style-name="T25">0-9</text:span><text:span text:style-name="T27">的所有数字</text:span><text:span text:style-name="T28">(一位字符)</text:span></text:p>
          </table:table-cell>
        </table:table-row>
        <table:table-row>
          <table:table-cell table:style-name="表格4.A2" office:value-type="string">
            <text:p text:style-name="P22">\D</text:p>
          </table:table-cell>
          <table:table-cell table:style-name="表格4.B2" office:value-type="string">
            <text:p text:style-name="P21">匹配非数字 <text:s text:c="6"/><text:span text:style-name="T18">(一位字符)</text:span></text:p>
          </table:table-cell>
        </table:table-row>
        <table:table-row>
          <table:table-cell table:style-name="表格4.A2" office:value-type="string">
            <text:p text:style-name="P22">\s</text:p>
          </table:table-cell>
          <table:table-cell table:style-name="表格4.B2" office:value-type="string">
            <text:p text:style-name="P21">匹配所有空白字符，包含空格，制表符，换行符，回车符等。 <text:span text:style-name="T18">(一位字符)</text:span></text:p>
          </table:table-cell>
        </table:table-row>
        <table:table-row>
          <table:table-cell table:style-name="表格4.A2" office:value-type="string">
            <text:p text:style-name="P22">\w</text:p>
          </table:table-cell>
          <table:table-cell table:style-name="表格4.B2" office:value-type="string">
            <text:p text:style-name="P23"><text:span text:style-name="T29">匹配所有的单词字符，包含</text:span><text:span text:style-name="T25">0-9</text:span><text:span text:style-name="T27">数字，</text:span><text:span text:style-name="T25">26</text:span><text:span text:style-name="T27">个英文字母和下划线 <text:s text:c="3"/></text:span><text:span text:style-name="T28">(一位字符)</text:span></text:p>
          </table:table-cell>
        </table:table-row>
        <table:table-row>
          <table:table-cell table:style-name="表格4.A2" office:value-type="string">
            <text:p text:style-name="P22">\W</text:p>
          </table:table-cell>
          <table:table-cell table:style-name="表格4.B2" office:value-type="string">
            <text:p text:style-name="P21">匹配所有的非单词字符 ,<text:span text:style-name="T19">如符号</text:span> <text:span text:style-name="T18">(一位字符)</text:span></text:p>
          </table:table-cell>
        </table:table-row>
        <table:table-row>
          <table:table-cell table:style-name="表格4.A2" office:value-type="string">
            <text:p text:style-name="P22">\b</text:p>
          </table:table-cell>
          <table:table-cell table:style-name="表格4.B2" office:value-type="string">
            <text:p text:style-name="P21">匹配单词边界 <text:s/><text:span text:style-name="T18">(一位字符)</text:span></text:p>
          </table:table-cell>
        </table:table-row>
        <table:table-row>
          <table:table-cell table:style-name="表格4.A2" office:value-type="string">
            <text:p text:style-name="P22">\B</text:p>
          </table:table-cell>
          <table:table-cell table:style-name="表格4.B2" office:value-type="string">
            <text:p text:style-name="P21">匹配非单词边界 <text:s/><text:span text:style-name="T18">(一位字符)</text:span></text:p>
          </table:table-cell>
        </table:table-row>
      </table:table>
      <text:p text:style-name="P2"/>
      <text:p text:style-name="P6"><text:span text:style-name="T26">数量词</text:span>:</text:p>
      <text:p text:style-name="Text_20_body"><text:span text:style-name="T21">X?</text:span><text:span text:style-name="T27">一次或一次也没有</text:span></text:p>
      <text:p text:style-name="Text_20_body"><text:span text:style-name="T21">X*</text:span><text:span text:style-name="T27">零次或多次</text:span></text:p>
      <text:p text:style-name="Text_20_body"><text:span text:style-name="T21">X+</text:span><text:span text:style-name="T27">一次或多次</text:span></text:p>
      <text:p text:style-name="Text_20_body"><text:span text:style-name="T21">X</text:span><text:span text:style-name="T27">｛</text:span><text:span text:style-name="T25">n</text:span><text:span text:style-name="T27">｝恰好</text:span><text:span text:style-name="T25">n</text:span><text:span text:style-name="T27">次</text:span></text:p>
      <text:p text:style-name="Text_20_body"><text:span text:style-name="T21">X</text:span><text:span text:style-name="T27">｛</text:span><text:span text:style-name="T25">n</text:span><text:span text:style-name="T27">，｝至少</text:span><text:span text:style-name="T25">n</text:span><text:span text:style-name="T27">次</text:span></text:p>
      <text:p text:style-name="Text_20_body"><text:span text:style-name="T21">X</text:span><text:span text:style-name="T27">｛</text:span><text:span text:style-name="T25">n</text:span><text:span text:style-name="T27">，</text:span><text:span text:style-name="T25">m</text:span><text:span text:style-name="T27">｝至少</text:span><text:span text:style-name="T25">n</text:span><text:span text:style-name="T27">次，但是不超过</text:span><text:span text:style-name="T25">m</text:span><text:span text:style-name="T27">次</text:span></text:p>
      <text:p text:style-name="P3">使用（）可以一组统一控制数量</text:p>
      <text:p text:style-name="P2"/>
      <text:h text:style-name="P24" text:outline-level="2"><text:soft-page-break/><text:span text:style-name="T30">1.</text:span><text:span text:style-name="T26">转义字符</text:span></text:h>
      <text:p text:style-name="P14"><text:span text:style-name="T5">如果你想查找元字符本身的话，比如你查找</text:span><text:span text:style-name="T4">.</text:span><text:span text:style-name="T1">,</text:span><text:span text:style-name="T5">或者</text:span><text:span text:style-name="T4">*</text:span><text:span text:style-name="T1">,</text:span><text:span text:style-name="T5">就出现了问题：你没法指定它们，因为它们会被解释成其它的意思。这时你就必须使用</text:span><text:span text:style-name="T1">\</text:span><text:span text:style-name="T5">来取消这些字符的特殊意义。因此，你应该使用</text:span><text:span text:style-name="T1">\.</text:span><text:span text:style-name="T5">和</text:span><text:span text:style-name="T1">\*</text:span><text:span text:style-name="T5">，</text:span></text:p>
      <text:p text:style-name="P8"><text:span text:style-name="T5">注意：在</text:span>[]<text:span text:style-name="T5">之内的特殊字符自动转义。</text:span>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7">//特殊字符! $ ^ &amp; *() []\+?.</text:p>
            <text:p text:style-name="P17"><text:tab/>var reg=/^\.$/;</text:p>
            <text:p text:style-name="P18">中括号里边自动转义</text:p>
            <text:p text:style-name="P18">var reg=/^[.]$/;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onsolas" svg:font-family="Consolas"/>
    <style:font-face style:name="Tahoma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6M53S</meta:editing-duration>
    <meta:editing-cycles>20</meta:editing-cycles>
    <meta:generator>LibreOffice/5.3.0.3$Windows_X86_64 LibreOffice_project/7074905676c47b82bbcfbea1aeefc84afe1c50e1</meta:generator>
    <dc:date>2018-04-08T22:12:24.483000000</dc:date>
    <meta:document-statistic meta:table-count="5" meta:image-count="0" meta:object-count="0" meta:page-count="4" meta:paragraph-count="68" meta:word-count="682" meta:character-count="1149" meta:non-whitespace-character-count="1052"/>
    <meta:user-defined meta:name="Info 1"/>
    <meta:user-defined meta:name="Info 2"/>
    <meta:user-defined meta:name="Info 3"/>
    <meta:user-defined meta:name="Info 4"/>
  </office:meta>
</office:document-meta>
</file>